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NGUAGE: multi-language</text:p>
      <text:p text:style-name="Standard"/>
      <text:p text:style-name="Standard">Acorn Shopping</text:p>
      <text:p text:style-name="Standard">Harry wants to buy some acorns from the farmers’ market. He’s been saving all his seeds to exchange for fresh acorns. He wants to get the best value for his seeds. He has decided that he will only buy 3 acorns out of the N (3 &lt;= N &lt;= 25,000) offered at the farmers’ market.</text:p>
      <text:p text:style-name="Standard"/>
      <text:p text:style-name="Standard">Harry has a system that rates how delicious each acorn is. The acorns at the market have D_i (0 &lt;= D_i &lt;= 1,000,000) for deliciousness and have a price tag of P_i (0 &lt; P_i &lt;= 100,000,000). Harry has enough seeds to buy any 3 acorns that he picks.</text:p>
      <text:p text:style-name="Standard"/>
      <text:p text:style-name="Standard">Harry wants to maximize the sum of his Taste-Price-Metric (which is calculated as D_i/P_i -- deliciousness divided by price) for the 3 acorns that Harry picks. Help Harry decide which acorns he should get. </text:p>
      <text:p text:style-name="Standard"/>
      <text:p text:style-name="Standard">Assume that the farmers’ market offers 6 different acorns for Harry:</text:p>
      <text:p text:style-name="Standard"/>
      <text:p text:style-name="Standard">i <text:s text:c="3"/>Deliciousness <text:s text:c="2"/>Price <text:s text:c="2"/>Taste-Price-Metric</text:p>
      <text:p text:style-name="Standard">- <text:s text:c="3"/>------------- <text:s text:c="2"/>----- <text:s text:c="2"/>-------------------</text:p>
      <text:p text:style-name="Standard">1 <text:s text:c="6"/>34 <text:s text:c="12"/>738 <text:s text:c="7"/>0.04607...</text:p>
      <text:p text:style-name="Standard">2 <text:s text:c="5"/>674 <text:s text:c="12"/>267 <text:s text:c="7"/>2.52434...</text:p>
      <text:p text:style-name="Standard">3 <text:s text:c="5"/>252 <text:s text:c="12"/>124 <text:s text:c="7"/>2.03225...</text:p>
      <text:p text:style-name="Standard">4 <text:s text:c="6"/>94 <text:s text:c="13"/>78 <text:s text:c="7"/>1.20512...</text:p>
      <text:p text:style-name="Standard">5 <text:s text:c="5"/>662 <text:s text:c="12"/>947 <text:s text:c="7"/>0.69904…</text:p>
      <text:p text:style-name="Standard">6 <text:s text:c="5"/>362 <text:s text:c="12"/>563 <text:s text:c="7"/>0.64298...</text:p>
      <text:p text:style-name="Standard">Harry would pick acorn 2 (TPM = 2.52), acorn 3 (TPM = 2.03), and acorn 4 (TPM = 1.20).</text:p>
      <text:p text:style-name="Standard"/>
      <text:p text:style-name="Standard">INPUT FORMAT</text:p>
      <text:p text:style-name="Standard"/>
      <text:p text:style-name="Standard">Line 1: A single integer: N</text:p>
      <text:p text:style-name="Standard">Line 2..N+1: Line i+1 contains two space-separated integers: D_i and P_i</text:p>
      <text:p text:style-name="Standard"/>
      <text:p text:style-name="Standard">OUTPUT FORMAT</text:p>
      <text:p text:style-name="Standard"/>
      <text:p text:style-name="Standard">Line 1: The total price that Harry will need to pay for his acorns</text:p>
      <text:p text:style-name="Standard">Lines 2..4: The 1-based index of the acorns that Harry should buy, one per line in descending order sorted by the Taste-Price-Metric.</text:p>
      <text:p text:style-name="Standard"/>
      <text:p text:style-name="Standard">SAMPLE INPUT</text:p>
      <text:p text:style-name="Standard"/>
      <text:p text:style-name="Standard">6</text:p>
      <text:p text:style-name="Standard">34 738</text:p>
      <text:p text:style-name="Standard">674 267</text:p>
      <text:p text:style-name="Standard">252 124</text:p>
      <text:p text:style-name="Standard">94 78</text:p>
      <text:p text:style-name="Standard">662 947</text:p>
      <text:p text:style-name="Standard">362 563</text:p>
      <text:p text:style-name="Standard">SAMPLE OUTPUT</text:p>
      <text:p text:style-name="Standard"/>
      <text:p text:style-name="Standard"><text:soft-page-break/>469</text:p>
      <text:p text:style-name="Standard">2</text:p>
      <text:p text:style-name="Standard">3</text:p>
      <text:p text:style-name="Standard">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4T13:49:29.996000000</meta:creation-date>
    <dc:date>2022-05-24T13:50:09.407000000</dc:date>
    <meta:editing-duration>PT39S</meta:editing-duration>
    <meta:editing-cycles>1</meta:editing-cycles>
    <meta:document-statistic meta:table-count="0" meta:image-count="0" meta:object-count="0" meta:page-count="2" meta:paragraph-count="34" meta:word-count="282" meta:character-count="1668" meta:non-whitespace-character-count="1258"/>
    <meta:generator>LibreOffice/5.4.6.2$Windows_X86_64 LibreOffice_project/4014ce260a04f1026ba855d3b8d91541c224eab8</meta:generator>
  </office:meta>
</office:document-meta>
</file>